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King Richard" svg:font-family="'King Richar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Source Code Pro" svg:font-family="'Source Code Pro'" style:font-family-generic="modern" style:font-pitch="fixed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5" draw:gradient-step-count="0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8.32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62cm" fo:min-width="18.08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73cm" fo:min-width="14.802cm" draw:shadow="hidden"/>
      <style:paragraph-properties style:writing-mode="lr-tb"/>
    </style:style>
    <style:style style:name="gr4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4.795cm" fo:min-width="24.875cm" fo:padding-top="0.143cm" fo:padding-bottom="0.143cm" fo:padding-left="0.263cm" fo:padding-right="0.263cm" fo:wrap-option="wrap" draw:shadow="visible" draw:shadow-offset-x="0.071cm" draw:shadow-offset-y="0.071cm" draw:shadow-color="#808080" draw:shadow-opacity="100%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svg:stroke-width="0.305cm" svg:stroke-color="#ff6d6d" draw:marker-start-width="0.658cm" draw:marker-end-width="0.658cm" draw:fill="solid" draw:fill-color="#ff3838" draw:textarea-vertical-align="middle" fo:padding-top="0.25cm" fo:padding-bottom="0.25cm" fo:padding-left="0.375cm" fo:padding-right="0.375cm"/>
    </style:style>
    <style:style style:name="gr7" style:family="graphic" style:parent-style-name="objectwithoutfill">
      <style:graphic-properties svg:stroke-width="0.305cm" svg:stroke-color="#b4c7dc" draw:marker-start-width="0.658cm" draw:marker-end-width="0.658cm" draw:fill="solid" draw:textarea-vertical-align="middle" fo:padding-top="0.25cm" fo:padding-bottom="0.25cm" fo:padding-left="0.375cm" fo:padding-right="0.375cm"/>
    </style:style>
    <style:style style:name="gr8" style:family="graphic" style:parent-style-name="standard">
      <style:graphic-properties draw:fill-color="#3465a4" draw:textarea-horizontal-align="justify" draw:textarea-vertical-align="middle" draw:auto-grow-height="false" fo:min-height="1.274cm" fo:min-width="7.374cm"/>
      <style:paragraph-properties style:writing-mode="lr-tb"/>
    </style:style>
    <style:style style:name="gr9" style:family="graphic" style:parent-style-name="objectwithoutfill">
      <style:graphic-properties svg:stroke-width="0.356cm" svg:stroke-color="#ff972f" draw:marker-start-width="0.734cm" draw:marker-end-width="0.734cm" draw:fill="solid" draw:textarea-vertical-align="middle" fo:padding-top="0.275cm" fo:padding-bottom="0.275cm" fo:padding-left="0.4cm" fo:padding-right="0.4cm"/>
      <style:paragraph-properties style:writing-mode="lr-tb"/>
    </style:style>
    <style:style style:name="gr10" style:family="graphic" style:parent-style-name="objectwithoutfill">
      <style:graphic-properties svg:stroke-width="0.305cm" svg:stroke-color="#ff972f" draw:marker-start-width="0.658cm" draw:marker-end-width="0.658cm" draw:fill="solid" draw:textarea-vertical-align="middle" fo:padding-top="0.25cm" fo:padding-bottom="0.25cm" fo:padding-left="0.375cm" fo:padding-right="0.375cm"/>
    </style:style>
    <style:style style:name="gr11" style:family="graphic" style:parent-style-name="objectwithoutfill">
      <style:graphic-properties svg:stroke-width="0.356cm" svg:stroke-color="#bbe33d" draw:marker-start-width="0.734cm" draw:marker-end-width="0.734cm" draw:fill="solid" draw:textarea-vertical-align="middle" fo:padding-top="0.275cm" fo:padding-bottom="0.275cm" fo:padding-left="0.4cm" fo:padding-right="0.4cm"/>
      <style:paragraph-properties style:writing-mode="lr-tb"/>
    </style:style>
    <style:style style:name="gr12" style:family="graphic" style:parent-style-name="objectwithoutfill">
      <style:graphic-properties svg:stroke-width="0.254cm" svg:stroke-color="#bbe33d" draw:marker-start-width="0.582cm" draw:marker-end-width="0.582cm" draw:fill="solid" draw:textarea-vertical-align="middle" fo:padding-top="0.225cm" fo:padding-bottom="0.225cm" fo:padding-left="0.35cm" fo:padding-right="0.35cm"/>
    </style:style>
    <style:style style:name="gr13" style:family="graphic" style:parent-style-name="objectwithoutfill">
      <style:graphic-properties svg:stroke-width="0.356cm" svg:stroke-color="#b4c7dc" draw:marker-start-width="0.734cm" draw:marker-end-width="0.734cm" draw:fill="solid" draw:textarea-vertical-align="middle" fo:padding-top="0.275cm" fo:padding-bottom="0.275cm" fo:padding-left="0.4cm" fo:padding-right="0.4cm"/>
      <style:paragraph-properties style:writing-mode="lr-tb"/>
    </style:style>
    <style:style style:name="gr14" style:family="graphic" style:parent-style-name="standard">
      <style:graphic-properties svg:stroke-color="#8d281e" draw:fill-color="#c9211e" draw:textarea-horizontal-align="justify" draw:textarea-vertical-align="middle" draw:auto-grow-height="false" fo:min-height="1.274cm" fo:min-width="3.31cm"/>
      <style:paragraph-properties style:writing-mode="lr-tb"/>
    </style:style>
    <style:style style:name="gr15" style:family="graphic" style:parent-style-name="standard">
      <style:graphic-properties svg:stroke-color="#127622" draw:fill-color="#127622" draw:textarea-horizontal-align="justify" draw:textarea-vertical-align="middle" draw:auto-grow-height="false" fo:min-height="1.274cm" fo:min-width="6.358cm"/>
      <style:paragraph-properties style:writing-mode="lr-tb"/>
    </style:style>
    <style:style style:name="gr16" style:family="graphic" style:parent-style-name="standard">
      <style:graphic-properties draw:stroke="none" svg:stroke-color="#a6c936" draw:fill-color="#780373" draw:textarea-horizontal-align="justify" draw:textarea-vertical-align="middle" draw:auto-grow-height="false" fo:min-height="1.032cm" fo:min-width="3.2cm"/>
      <style:paragraph-properties style:writing-mode="lr-tb"/>
    </style:style>
    <style:style style:name="gr17" style:family="graphic" style:parent-style-name="standard">
      <style:graphic-properties draw:stroke="none" svg:stroke-width="0.102cm" svg:stroke-color="#a6c936" draw:fill="solid" draw:fill-color="#ffffff" draw:textarea-horizontal-align="justify" draw:textarea-vertical-align="middle" draw:auto-grow-height="false" fo:min-height="0.208cm" fo:min-width="0.34cm" fo:padding-top="0.15cm" fo:padding-bottom="0.15cm" fo:padding-left="0.275cm" fo:padding-right="0.275cm"/>
    </style:style>
    <style:style style:name="gr18" style:family="graphic" style:parent-style-name="objectwithoutfill">
      <style:graphic-properties draw:stroke="solid" svg:stroke-width="0.305cm" svg:stroke-color="#ff6d6d" draw:marker-start-width="0.582cm" draw:marker-end-width="0.582cm" draw:fill="solid" draw:fill-color="#729fcf" draw:textarea-vertical-align="middle" fo:padding-top="0.25cm" fo:padding-bottom="0.25cm" fo:padding-left="0.375cm" fo:padding-right="0.375cm"/>
    </style:style>
    <style:style style:name="gr19" style:family="graphic" style:parent-style-name="objectwithoutfill">
      <style:graphic-properties draw:stroke="solid" svg:stroke-width="0.305cm" svg:stroke-color="#b4c7dc" draw:marker-start-width="0.582cm" draw:marker-end-width="0.582cm" draw:fill="solid" draw:fill-color="#729fcf" draw:textarea-vertical-align="middle" fo:padding-top="0.25cm" fo:padding-bottom="0.25cm" fo:padding-left="0.375cm" fo:padding-right="0.375cm"/>
    </style:style>
    <style:style style:name="gr20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>
      <style:graphic-properties draw:stroke="solid" svg:stroke-width="0cm" svg:stroke-color="#813709" draw:marker-start-width="0.127cm" draw:marker-end-width="0.127cm" draw:fill="solid" draw:fill-color="#ffaa95" draw:textarea-horizontal-align="justify" draw:textarea-vertical-align="middle" draw:auto-grow-height="false" fo:min-height="1.832cm" fo:min-width="1.829cm" fo:padding-top="0.1cm" fo:padding-bottom="0.1cm" fo:padding-left="0.225cm" fo:padding-right="0.225cm"/>
      <style:paragraph-properties style:writing-mode="lr-tb"/>
    </style:style>
    <style:style style:name="gr22" style:family="graphic" style:parent-style-name="standard">
      <style:graphic-properties draw:stroke="solid" svg:stroke-width="0cm" svg:stroke-color="#813709" draw:marker-start-width="0.127cm" draw:marker-end-width="0.127cm" draw:fill="solid" draw:fill-color="#ffaa95" draw:textarea-horizontal-align="justify" draw:textarea-vertical-align="middle" draw:auto-grow-height="false" fo:min-height="1.832cm" fo:min-width="1.828cm" fo:padding-top="0.1cm" fo:padding-bottom="0.1cm" fo:padding-left="0.225cm" fo:padding-right="0.225cm"/>
      <style:paragraph-properties style:writing-mode="lr-tb"/>
    </style:style>
    <style:style style:name="gr23" style:family="graphic" style:parent-style-name="standard">
      <style:graphic-properties draw:stroke="solid" svg:stroke-width="0cm" svg:stroke-color="#813709" draw:marker-start-width="0.127cm" draw:marker-end-width="0.127cm" draw:fill="solid" draw:fill-color="#ffaa95" draw:textarea-horizontal-align="justify" draw:textarea-vertical-align="middle" draw:auto-grow-height="false" fo:min-height="1.832cm" fo:min-width="3.424cm" fo:padding-top="0.1cm" fo:padding-bottom="0.1cm" fo:padding-left="0.225cm" fo:padding-right="0.225cm"/>
      <style:paragraph-properties style:writing-mode="lr-tb"/>
    </style:style>
    <style:style style:name="gr24" style:family="graphic" style:parent-style-name="standard">
      <style:graphic-properties draw:stroke="solid" svg:stroke-width="0cm" svg:stroke-color="#55215b" draw:marker-start-width="0.127cm" draw:marker-end-width="0.127cm" draw:fill="solid" draw:fill-color="#b7b3ca" draw:textarea-horizontal-align="justify" draw:textarea-vertical-align="middle" draw:auto-grow-height="false" fo:min-height="1.832cm" fo:min-width="3.424cm" fo:padding-top="0.1cm" fo:padding-bottom="0.1cm" fo:padding-left="0.225cm" fo:padding-right="0.225cm"/>
      <style:paragraph-properties style:writing-mode="lr-tb"/>
    </style:style>
    <style:style style:name="gr25" style:family="graphic" style:parent-style-name="standard">
      <style:graphic-properties draw:stroke="solid" svg:stroke-width="0cm" svg:stroke-color="#468a1a" draw:marker-start-width="0.127cm" draw:marker-end-width="0.127cm" draw:fill="solid" draw:fill-color="#bbe33d" draw:textarea-horizontal-align="justify" draw:textarea-vertical-align="middle" draw:auto-grow-height="false" fo:min-height="1.832cm" fo:min-width="1.828cm" fo:padding-top="0.1cm" fo:padding-bottom="0.1cm" fo:padding-left="0.225cm" fo:padding-right="0.225cm"/>
      <style:paragraph-properties style:writing-mode="lr-tb"/>
    </style:style>
    <style:style style:name="gr26" style:family="graphic" style:parent-style-name="standard">
      <style:graphic-properties draw:stroke="solid" svg:stroke-width="0.051cm" svg:stroke-color="#ffd428" draw:fill="solid" draw:fill-color="#ffe994" draw:textarea-horizontal-align="justify" draw:textarea-vertical-align="middle" draw:auto-grow-height="false" fo:min-height="0.604cm" fo:min-width="1.92cm"/>
    </style:style>
    <style:style style:name="gr27" style:family="graphic" style:parent-style-name="standard">
      <style:graphic-properties draw:stroke="solid" svg:stroke-width="0.051cm" svg:stroke-color="#ffd428" draw:fill="solid" draw:fill-color="#ffe994" draw:textarea-horizontal-align="justify" draw:textarea-vertical-align="middle" draw:auto-grow-height="false" fo:min-height="0.76cm" fo:min-width="11.442cm"/>
    </style:style>
    <style:style style:name="gr28" style:family="graphic" style:parent-style-name="objectwithoutfill">
      <style:graphic-properties draw:stroke="solid" svg:stroke-width="0.051cm" svg:stroke-color="#000000" draw:fill="solid" draw:fill-color="#729fcf" draw:textarea-vertical-align="middle"/>
    </style:style>
    <style:style style:name="gr29" style:family="graphic" style:parent-style-name="standard">
      <style:graphic-properties draw:stroke="solid" svg:stroke-width="0cm" svg:stroke-color="#813709" draw:marker-start-width="0.203cm" draw:marker-end-width="0.203cm" draw:fill="solid" draw:fill-color="#ffaa95" draw:textarea-horizontal-align="justify" draw:textarea-vertical-align="middle" draw:auto-grow-height="false" fo:min-height="0.29cm" fo:min-width="0.04cm" fo:padding-top="0.1cm" fo:padding-bottom="0.1cm" fo:padding-left="0.225cm" fo:padding-right="0.225cm"/>
    </style:style>
    <style:style style:name="gr30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title">
      <style:graphic-properties draw:auto-grow-height="true" fo:min-height="2.629cm" draw:shadow="visibl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838cm"/>
      <style:paragraph-properties style:writing-mode="lr-tb"/>
    </style:style>
    <style:style style:name="P1" style:family="paragraph">
      <style:text-properties fo:font-size="15pt"/>
    </style:style>
    <style:style style:name="P2" style:family="paragraph">
      <loext:graphic-properties draw:fill="none"/>
      <style:paragraph-properties style:writing-mode="lr-tb"/>
      <style:text-properties fo:color="#ffff00" loext:opacity="100%" fo:font-size="15pt" style:font-size-asian="20pt" style:font-size-complex="20pt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5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6" style:family="paragraph">
      <loext:graphic-properties draw:fill="none"/>
      <style:paragraph-properties style:writing-mode="lr-tb"/>
      <style:text-properties fo:color="#ffffff" loext:opacity="100%" fo:font-size="15pt" style:font-size-asian="20pt" style:font-size-complex="20pt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paragraph-properties style:writing-mode="lr-tb"/>
      <style:text-properties fo:color="#ffffff" loext:opacity="100%" fo:font-size="18pt" fo:text-shadow="1pt 1pt" fo:font-weight="bold" style:font-size-asian="18pt" style:font-weight-asian="bold" style:font-size-complex="18pt" style:font-weight-complex="bold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solid" draw:fill-color="#ff3838"/>
      <style:paragraph-properties fo:text-align="center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style:paragraph-properties style:writing-mode="lr-tb"/>
      <style:text-properties fo:font-weight="bold" style:font-weight-asian="bold" style:font-weight-complex="bold"/>
    </style:style>
    <style:style style:name="P15" style:family="paragraph">
      <style:paragraph-properties fo:text-align="center"/>
      <style:text-properties fo:color="#ffffff" loext:opacity="100%" fo:font-weight="bold"/>
    </style:style>
    <style:style style:name="P16" style:family="paragraph">
      <loext:graphic-properties draw:fill-color="#3465a4"/>
      <style:paragraph-properties fo:text-align="center"/>
      <style:text-properties fo:color="#ffffff" loext:opacity="100%" fo:font-weight="bold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19" style:family="paragraph">
      <loext:graphic-properties draw:fill-color="#c9211e"/>
      <style:paragraph-properties fo:text-align="center"/>
      <style:text-properties fo:color="#ffffff" loext:opacity="100%" fo:font-weight="bold" style:font-weight-asian="bold" style:font-weight-complex="bold"/>
    </style:style>
    <style:style style:name="P20" style:family="paragraph">
      <loext:graphic-properties draw:fill-color="#127622"/>
      <style:paragraph-properties fo:text-align="center"/>
      <style:text-properties fo:color="#ffffff" loext:opacity="100%" fo:font-weight="bold" style:font-weight-asian="bold" style:font-weight-complex="bold"/>
    </style:style>
    <style:style style:name="P21" style:family="paragraph">
      <loext:graphic-properties draw:fill-color="#780373"/>
      <style:paragraph-properties fo:text-align="center"/>
      <style:text-properties fo:font-weight="bold" style:font-weight-asian="bold" style:font-weight-complex="bold"/>
    </style:style>
    <style:style style:name="P22" style:family="paragraph">
      <loext:graphic-properties draw:fill="solid" draw:fill-color="#ffffff"/>
      <style:paragraph-properties fo:text-align="center"/>
    </style:style>
    <style:style style:name="P23" style:family="paragraph">
      <loext:graphic-properties draw:fill="solid" draw:fill-color="#729fcf"/>
      <style:paragraph-properties fo:text-align="center"/>
    </style:style>
    <style:style style:name="P24" style:family="paragraph">
      <loext:graphic-properties draw:fill="none" draw:fill-color="#ffffff"/>
      <style:text-properties fo:font-weight="bold" style:font-weight-asian="bold" style:font-weight-complex="bold"/>
    </style:style>
    <style:style style:name="P25" style:family="paragraph">
      <loext:graphic-properties draw:fill="solid" draw:fill-color="#ffaa95"/>
      <style:paragraph-properties fo:text-align="center"/>
      <style:text-properties fo:font-weight="bold" style:font-weight-asian="bold" style:font-weight-complex="bold"/>
    </style:style>
    <style:style style:name="P26" style:family="paragraph">
      <loext:graphic-properties draw:fill="solid" draw:fill-color="#b7b3ca"/>
      <style:paragraph-properties fo:text-align="center"/>
      <style:text-properties fo:font-weight="bold" style:font-weight-asian="bold" style:font-weight-complex="bold"/>
    </style:style>
    <style:style style:name="P27" style:family="paragraph">
      <loext:graphic-properties draw:fill="solid" draw:fill-color="#bbe33d"/>
      <style:paragraph-properties fo:text-align="center"/>
      <style:text-properties fo:font-weight="bold" style:font-weight-asian="bold" style:font-weight-complex="bold"/>
    </style:style>
    <style:style style:name="P28" style:family="paragraph">
      <loext:graphic-properties draw:fill="solid" draw:fill-color="#ffe994"/>
      <style:paragraph-properties fo:text-align="center"/>
    </style:style>
    <style:style style:name="P29" style:family="paragraph">
      <loext:graphic-properties draw:fill="solid" draw:fill-color="#ffaa95"/>
      <style:paragraph-properties fo:text-align="center"/>
    </style:style>
    <style:style style:name="P30" style:family="paragraph">
      <loext:graphic-properties draw:fill="none" draw:fill-color="#ffffff"/>
    </style:style>
    <style:style style:name="T1" style:family="text">
      <style:text-properties fo:color="#ffff00" loext:opacity="100%"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T2" style:family="text">
      <style:text-properties fo:color="#77bc65" loext:opacity="100%" style:font-name="King Richard" fo:font-size="66pt" fo:font-style="italic" style:font-size-asian="66pt" style:font-style-asian="italic" style:font-size-complex="66pt" style:font-style-complex="italic"/>
    </style:style>
    <style:style style:name="T3" style:family="text">
      <style:text-properties fo:color="#168253" loext:opacity="100%" style:font-name="King Richard" fo:font-size="66pt" fo:font-style="italic" style:font-size-asian="66pt" style:font-style-asian="italic" style:font-size-complex="66pt" style:font-style-complex="italic"/>
    </style:style>
    <style:style style:name="T4" style:family="text">
      <style:text-properties fo:color="#ffffff" loext:opacity="100%" fo:font-size="60pt" fo:font-weight="bold" style:font-size-asian="60pt" style:font-weight-asian="bold" style:font-size-complex="60pt" style:font-weight-complex="bold"/>
    </style:style>
    <style:style style:name="T5" style:family="text">
      <style:text-properties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T6" style:family="text">
      <style:text-properties fo:color="#ffffff" loext:opacity="100%"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T7" style:family="text">
      <style:text-properties fo:color="#ffffff" loext:opacity="100%" fo:font-size="36pt" fo:text-shadow="1pt 1pt" fo:font-weight="bold" style:font-size-asian="36pt" style:font-weight-asian="bold" style:font-size-complex="36pt" style:font-weight-complex="bold"/>
    </style:style>
    <style:style style:name="T8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tyle="normal" fo:text-shadow="none" style:text-underline-style="none" fo:font-weight="bold" style:letter-kerning="true" style:font-name-asian="MS Gothic" style:font-style-asian="normal" style:font-weight-asian="bold" style:font-name-complex="Tahoma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ffffff" loext:opacity="100%"/>
    </style:style>
    <style:style style:name="T11" style:family="text">
      <style:text-properties fo:color="#ffffff" loext:opacity="100%" fo:font-weight="bold" style:font-weight-asian="bold" style:font-weight-complex="bold"/>
    </style:style>
    <style:style style:name="T12" style:family="text">
      <style:text-properties style:text-position="-8% 58%" fo:font-weight="bold" style:font-weight-asian="bold" style:font-weight-complex="bold"/>
    </style:style>
    <style:style style:name="T13" style:family="text">
      <style:text-properties fo:font-size="36pt" fo:font-weight="bold" style:font-size-asian="36pt" style:font-weight-asian="bold" style:font-size-complex="36pt" style:font-weight-complex="bold"/>
    </style:style>
    <style:style style:name="T14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cm" svg:height="8.573cm" svg:x="1.27cm" svg:y="0.063cm">
          <draw:text-box>
            <text:p text:style-name="P1"><text:span text:style-name="T1">ROCKET88</text:span></text:p>
          </draw:text-box>
        </draw:frame>
        <draw:frame presentation:style-name="pr1" draw:text-style-name="P4" draw:layer="layout" svg:width="18.79cm" svg:height="2.629cm" svg:x="0.508cm" svg:y="12.7cm" presentation:class="title" presentation:user-transformed="true">
          <draw:text-box>
            <text:p text:style-name="P3"><text:span text:style-name="T2">slithy</text:span><text:span text:style-name="T3"> </text:span><text:span text:style-name="T4">VLOGS #33</text:span></text:p>
          </draw:text-box>
        </draw:frame>
        <draw:frame draw:style-name="gr2" draw:text-style-name="P5" draw:layer="layout" svg:width="28.914cm" svg:height="4.412cm" svg:x="1.312cm" svg:y="0.01cm">
          <draw:text-box>
            <text:p text:style-name="P1"><text:span text:style-name="T5">ROCKET88</text:span></text:p>
          </draw:text-box>
        </draw:frame>
        <draw:frame draw:style-name="gr1" draw:text-style-name="P6" draw:layer="layout" svg:width="24.001cm" svg:height="8.573cm" svg:x="1.584cm" svg:y="-0.091cm">
          <draw:text-box>
            <text:p text:style-name="P1"><text:span text:style-name="T6">ROCKET88</text:span></text:p>
          </draw:text-box>
        </draw:frame>
        <draw:frame draw:style-name="gr3" draw:text-style-name="P8" draw:layer="layout" svg:width="20.284cm" svg:height="3.723cm" svg:x="1.445cm" svg:y="2.512cm">
          <draw:text-box>
            <text:p text:style-name="P7"><text:span text:style-name="T7">A New 8-Bit Architecture</text:span></text:p>
          </draw:text-box>
        </draw:frame>
        <draw:custom-shape draw:name="Shadow 1" draw:style-name="gr4" draw:text-style-name="P10" draw:layer="layout" svg:width="25.4cm" svg:height="5.08cm" svg:x="1.27cm" svg:y="6.096cm">
          <text:p text:style-name="P9"><text:span text:style-name="T8">Preliminary Desig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8.624cm" svg:height="10.476cm" svg:x="1.482cm" svg:y="2.123cm" draw:page-number="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line draw:style-name="gr6" draw:text-style-name="P12" draw:layer="layout" svg:x1="13.31cm" svg:y1="6.299cm" svg:x2="13.31cm" svg:y2="9.393cm">
          <text:p/>
        </draw:line>
        <draw:line draw:style-name="gr7" draw:text-style-name="P13" draw:layer="layout" svg:x1="12.654cm" svg:y1="13.67cm" svg:x2="12.654cm" svg:y2="14.686cm">
          <text:p/>
        </draw:line>
        <draw:line draw:style-name="gr7" draw:text-style-name="P13" draw:layer="layout" svg:x1="15.194cm" svg:y1="7.574cm" svg:x2="15.194cm" svg:y2="11.638cm">
          <text:p/>
        </draw:line>
        <draw:frame presentation:style-name="pr3" draw:text-style-name="P14" draw:layer="layout" svg:width="25.191cm" svg:height="2.838cm" svg:x="1.399cm" svg:y="0.021cm" presentation:class="title" presentation:user-transformed="true">
          <draw:text-box>
            <text:p><text:span text:style-name="T9">Components</text:span></text:p>
          </draw:text-box>
        </draw:frame>
        <draw:custom-shape draw:style-name="gr8" draw:text-style-name="P16" draw:layer="layout" svg:width="7.874cm" svg:height="1.524cm" svg:x="9.606cm" svg:y="4.78cm">
          <text:p text:style-name="P15"><text:span text:style-name="T10">Memory Controller</text:span></text:p>
          <draw:enhanced-geometry svg:viewBox="0 0 21600 21600" draw:type="rectangle" draw:enhanced-path="M 0 0 L 21600 0 21600 21600 0 21600 0 0 Z N"/>
        </draw:custom-shape>
        <draw:line draw:style-name="gr9" draw:text-style-name="P13" draw:layer="layout" svg:x1="6.812cm" svg:y1="3.059cm" svg:x2="20.02cm" svg:y2="3.059cm">
          <text:p text:style-name="P17">Address Bus [16]</text:p>
        </draw:line>
        <draw:line draw:style-name="gr10" draw:text-style-name="P13" draw:layer="layout" svg:x1="16.81cm" svg:y1="3.059cm" svg:x2="16.81cm" svg:y2="4.78cm">
          <text:p/>
        </draw:line>
        <draw:line draw:style-name="gr11" draw:text-style-name="P13" draw:layer="layout" svg:x1="6.812cm" svg:y1="4.018cm" svg:x2="20.02cm" svg:y2="4.018cm">
          <text:p text:style-name="P17">External Data Bus [8]</text:p>
        </draw:line>
        <draw:line draw:style-name="gr12" draw:text-style-name="P13" draw:layer="layout" svg:x1="10.114cm" svg:y1="4.018cm" svg:x2="10.114cm" svg:y2="4.78cm">
          <text:p/>
        </draw:line>
        <draw:line draw:style-name="gr13" draw:text-style-name="P13" draw:layer="layout" svg:x1="6.812cm" svg:y1="7.574cm" svg:x2="20.02cm" svg:y2="7.574cm">
          <text:p text:style-name="P17">Internal Data Bus [8]</text:p>
        </draw:line>
        <draw:line draw:style-name="gr7" draw:text-style-name="P13" draw:layer="layout" svg:x1="10.114cm" svg:y1="6.304cm" svg:x2="10.114cm" svg:y2="7.574cm">
          <text:p/>
        </draw:line>
        <draw:custom-shape draw:style-name="gr14" draw:text-style-name="P19" draw:layer="layout" svg:width="3.81cm" svg:height="1.524cm" svg:x="7.774cm" svg:y="8.59cm">
          <text:p text:style-name="P18"><text:span text:style-name="T11">Registers</text:span></text:p>
          <draw:enhanced-geometry svg:viewBox="0 0 21600 21600" draw:type="rectangle" draw:enhanced-path="M 0 0 L 21600 0 21600 21600 0 21600 0 0 Z N"/>
        </draw:custom-shape>
        <draw:line draw:style-name="gr7" draw:text-style-name="P13" draw:layer="layout" svg:x1="9.098cm" svg:y1="7.574cm" svg:x2="9.098cm" svg:y2="8.59cm">
          <text:p/>
        </draw:line>
        <draw:custom-shape draw:style-name="gr15" draw:text-style-name="P20" draw:layer="layout" svg:width="6.858cm" svg:height="1.524cm" svg:x="16.21cm" svg:y="8.59cm">
          <text:p text:style-name="P18"><text:span text:style-name="T11">Instruction Decoder</text:span></text:p>
          <draw:enhanced-geometry svg:viewBox="0 0 21600 21600" draw:type="rectangle" draw:enhanced-path="M 0 0 L 21600 0 21600 21600 0 21600 0 0 Z N"/>
        </draw:custom-shape>
        <draw:line draw:style-name="gr7" draw:text-style-name="P13" draw:layer="layout" svg:x1="19.866cm" svg:y1="7.574cm" svg:x2="19.866cm" svg:y2="8.59cm">
          <text:p/>
        </draw:line>
        <draw:custom-shape draw:style-name="gr16" draw:text-style-name="P21" draw:layer="layout" svg:width="6.604cm" svg:height="2.286cm" svg:x="9.352cm" svg:y="11.638cm">
          <text:p text:style-name="P17"><text:span text:style-name="T9">ALU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7" draw:text-style-name="P22" draw:layer="layout" svg:width="1.778cm" svg:height="1.524cm" draw:transform="skewX (-0.00855211333477222) translate (11.8cm 10.865cm)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2" draw:layer="layout" svg:x1="10.368cm" svg:y1="10.114cm" svg:x2="10.368cm" svg:y2="11.638cm">
          <text:p/>
        </draw:line>
        <draw:line draw:style-name="gr18" draw:text-style-name="P23" draw:layer="layout" svg:x1="10.922cm" svg:y1="10.876cm" svg:x2="13.924cm" svg:y2="10.876cm">
          <text:p/>
        </draw:line>
        <draw:line draw:style-name="gr6" draw:text-style-name="P12" draw:layer="layout" svg:x1="13.772cm" svg:y1="10.876cm" svg:x2="13.772cm" svg:y2="11.638cm">
          <text:p/>
        </draw:line>
        <draw:line draw:style-name="gr7" draw:text-style-name="P13" draw:layer="layout" svg:x1="6.966cm" svg:y1="7.574cm" svg:x2="7.066cm" svg:y2="14.632cm">
          <text:p/>
        </draw:line>
        <draw:line draw:style-name="gr19" draw:text-style-name="P23" draw:layer="layout" svg:x1="6.939cm" svg:y1="14.635cm" svg:x2="12.806cm" svg:y2="14.686cm">
          <text:p/>
        </draw:line>
        <draw:line draw:style-name="gr6" draw:text-style-name="P12" draw:layer="layout" svg:x1="11.074cm" svg:y1="10.109cm" svg:x2="11.074cm" svg:y2="10.871cm">
          <text:p/>
        </draw:line>
        <draw:frame draw:style-name="gr20" draw:text-style-name="P24" draw:layer="layout" svg:width="2.135cm" svg:height="1.012cm" svg:x="9.76cm" svg:y="10.314cm">
          <draw:text-box>
            <text:p><text:span text:style-name="T9">R</text:span><text:span text:style-name="T12">L</text:span><text:span text:style-name="T9">,R</text:span><text:span text:style-name="T12">R</text:span></text:p>
          </draw:text-box>
        </draw:frame>
        <draw:line draw:style-name="gr18" draw:text-style-name="P23" draw:layer="layout" svg:x1="11.584cm" svg:y1="9.398cm" svg:x2="13.462cm" svg:y2="9.398cm">
          <text:p/>
        </draw:line>
        <draw:frame draw:style-name="gr20" draw:text-style-name="P24" draw:layer="layout" svg:width="2.076cm" svg:height="1.012cm" svg:x="11.492cm" svg:y="8.898cm">
          <draw:text-box>
            <text:p><text:span text:style-name="T9">R</text:span><text:span text:style-name="T12">ADDR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8.624cm" svg:height="10.476cm" svg:x="1.482cm" svg:y="2.123cm" draw:page-number="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14" draw:layer="layout" svg:width="25.191cm" svg:height="2.838cm" svg:x="1.399cm" svg:y="0.021cm" presentation:class="title" presentation:user-transformed="true">
          <draw:text-box>
            <text:p><text:span text:style-name="T9">R</text:span><text:span text:style-name="T9">e</text:span><text:span text:style-name="T9">g</text:span><text:span text:style-name="T9">i</text:span><text:span text:style-name="T9">s</text:span><text:span text:style-name="T9">t</text:span><text:span text:style-name="T9">e</text:span><text:span text:style-name="T9">r</text:span><text:span text:style-name="T9">s</text:span></text:p>
          </draw:text-box>
        </draw:frame>
        <draw:custom-shape draw:style-name="gr21" draw:text-style-name="P25" draw:layer="layout" svg:width="2.279cm" svg:height="2.032cm" svg:x="1.016cm" svg:y="7.25cm">
          <text:p text:style-name="P17"><text:span text:style-name="T13">A</text:span></text:p>
          <draw:enhanced-geometry svg:viewBox="0 0 21600 21600" draw:type="rectangle" draw:enhanced-path="M 0 0 L 21600 0 21600 21600 0 21600 0 0 Z N"/>
        </draw:custom-shape>
        <draw:custom-shape draw:style-name="gr21" draw:text-style-name="P25" draw:layer="layout" svg:width="2.279cm" svg:height="2.032cm" svg:x="3.522cm" svg:y="7.25cm">
          <text:p text:style-name="P17"><text:span text:style-name="T13">B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.278cm" svg:height="2.032cm" svg:x="6.029cm" svg:y="7.25cm">
          <text:p text:style-name="P17"><text:span text:style-name="T13">C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3.874cm" svg:height="2.032cm" svg:x="8.535cm" svg:y="7.25cm">
          <text:p text:style-name="P17"><text:span text:style-name="T13">DD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3.874cm" svg:height="2.032cm" svg:x="12.636cm" svg:y="7.25cm">
          <text:p text:style-name="P17"><text:span text:style-name="T13">EE</text:span></text:p>
          <draw:enhanced-geometry svg:viewBox="0 0 21600 21600" draw:type="rectangle" draw:enhanced-path="M 0 0 L 21600 0 21600 21600 0 21600 0 0 Z N"/>
        </draw:custom-shape>
        <draw:custom-shape draw:style-name="gr24" draw:text-style-name="P26" draw:layer="layout" svg:width="3.874cm" svg:height="2.032cm" svg:x="16.764cm" svg:y="7.25cm">
          <text:p text:style-name="P17"><text:span text:style-name="T13">PC</text:span></text:p>
          <draw:enhanced-geometry svg:viewBox="0 0 21600 21600" draw:type="rectangle" draw:enhanced-path="M 0 0 L 21600 0 21600 21600 0 21600 0 0 Z N"/>
        </draw:custom-shape>
        <draw:custom-shape draw:style-name="gr24" draw:text-style-name="P26" draw:layer="layout" svg:width="3.874cm" svg:height="2.032cm" svg:x="20.828cm" svg:y="7.25cm">
          <text:p text:style-name="P17"><text:span text:style-name="T13">S</text:span><text:span text:style-name="T13">P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2.278cm" svg:height="2.032cm" svg:x="24.9cm" svg:y="7.25cm">
          <text:p text:style-name="P17"><text:span text:style-name="T13">P</text:span></text:p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4.318cm" svg:height="1.524cm" svg:x="1.016cm" svg:y="11.568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8" draw:layer="layout" svg:width="4.318cm" svg:height="1.524cm" svg:x="6.096cm" svg:y="11.568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28" draw:layer="layout" svg:width="18.034cm" svg:height="1.524cm" svg:x="5.08cm" svg:y="4.456cm">
          <text:p/>
          <draw:enhanced-geometry svg:viewBox="0 0 21600 21600" draw:glue-points="?f6 10800 10800 21600 ?f5 10800 10800 0" draw:text-areas="?f3 ?f3 ?f4 ?f4" draw:mirror-vertical="true" draw:type="trapezoid" draw:modifiers="3418.6341073771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8" draw:text-style-name="P23" draw:layer="layout" svg:x1="2.032cm" svg:y1="9.282cm" svg:x2="2.032cm" svg:y2="11.568cm">
          <text:p/>
        </draw:line>
        <draw:line draw:style-name="gr28" draw:text-style-name="P23" draw:layer="layout" svg:x1="2.794cm" svg:y1="9.282cm" svg:x2="6.858cm" svg:y2="11.568cm">
          <text:p/>
        </draw:line>
        <draw:line draw:style-name="gr28" draw:text-style-name="P23" draw:layer="layout" svg:x1="3.81cm" svg:y1="9.282cm" svg:x2="3.81cm" svg:y2="11.568cm">
          <text:p/>
        </draw:line>
        <draw:line draw:style-name="gr28" draw:text-style-name="P23" draw:layer="layout" svg:x1="5.334cm" svg:y1="9.282cm" svg:x2="7.62cm" svg:y2="11.568cm">
          <text:p/>
        </draw:line>
        <draw:line draw:style-name="gr28" draw:text-style-name="P23" draw:layer="layout" svg:x1="7.928cm" svg:y1="9.282cm" svg:x2="7.928cm" svg:y2="11.568cm">
          <text:p/>
        </draw:line>
        <draw:line draw:style-name="gr28" draw:text-style-name="P23" draw:layer="layout" svg:x1="6.35cm" svg:y1="9.282cm" svg:x2="4.826cm" svg:y2="11.568cm">
          <text:p/>
        </draw:line>
        <draw:custom-shape draw:style-name="gr29" draw:text-style-name="P29" draw:layer="layout" svg:width="0.762cm" svg:height="0.762cm" svg:x="5.588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23" draw:layer="layout" svg:x1="5.942cm" svg:y1="6.858cm" svg:x2="5.942cm" svg:y2="5.98cm">
          <text:p/>
        </draw:line>
        <draw:line draw:style-name="gr28" draw:text-style-name="P23" draw:layer="layout" svg:x1="10.414cm" svg:y1="7.25cm" svg:x2="10.414cm" svg:y2="5.98cm">
          <text:p/>
        </draw:line>
        <draw:line draw:style-name="gr28" draw:text-style-name="P23" draw:layer="layout" svg:x1="22.606cm" svg:y1="7.25cm" svg:x2="22.606cm" svg:y2="5.98cm">
          <text:p/>
        </draw:line>
        <draw:line draw:style-name="gr28" draw:text-style-name="P23" draw:layer="layout" svg:x1="18.542cm" svg:y1="7.25cm" svg:x2="18.542cm" svg:y2="5.98cm">
          <text:p/>
        </draw:line>
        <draw:line draw:style-name="gr28" draw:text-style-name="P23" draw:layer="layout" svg:x1="13.97cm" svg:y1="4.456cm" svg:x2="13.97cm" svg:y2="3.302cm">
          <text:p/>
        </draw:line>
        <draw:line draw:style-name="gr28" draw:text-style-name="P23" draw:layer="layout" svg:x1="3.048cm" svg:y1="13.092cm" svg:x2="3.048cm" svg:y2="13.97cm">
          <text:p/>
        </draw:line>
        <draw:line draw:style-name="gr28" draw:text-style-name="P23" draw:layer="layout" svg:x1="8.128cm" svg:y1="13.092cm" svg:x2="8.128cm" svg:y2="13.97cm">
          <text:p/>
        </draw:line>
        <draw:frame draw:style-name="gr30" draw:text-style-name="P30" draw:layer="layout" svg:width="1.162cm" svg:height="0.962cm" svg:x="3.048cm" svg:y="13.462cm">
          <draw:text-box>
            <text:p>R<text:span text:style-name="T14">L</text:span></text:p>
          </draw:text-box>
        </draw:frame>
        <draw:frame draw:style-name="gr30" draw:text-style-name="P30" draw:layer="layout" svg:width="1.226cm" svg:height="0.962cm" svg:x="8.128cm" svg:y="13.462cm">
          <draw:text-box>
            <text:p>R<text:span text:style-name="T14">R</text:span></text:p>
          </draw:text-box>
        </draw:frame>
        <draw:frame draw:style-name="gr30" draw:text-style-name="P30" draw:layer="layout" svg:width="2.005cm" svg:height="0.962cm" svg:x="14.014cm" svg:y="3.048cm">
          <draw:text-box>
            <text:p>R<text:span text:style-name="T14">ADDR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King Richard" svg:font-family="'King Richar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Source Code Pro" svg:font-family="'Source Code Pro'" style:font-family-generic="modern" style:font-pitch="fixed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ff4000" draw:end-color="#260f06" draw:start-intensity="100%" draw:end-intensity="100%" draw:angle="24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355269" draw:marker-start-width="0.279cm" draw:marker-start-center="false" draw:marker-end-width="0.279cm" draw:marker-end-center="false" draw:fill="solid" draw:fill-color="#729fcf" draw:textarea-horizontal-align="justify" fo:padding-top="0.125cm" fo:padding-bottom="0.125cm" fo:padding-left="0.25cm" fo:padding-right="0.25cm" draw:shadow="hidden" draw:shadow-offset-x="0.254cm" draw:shadow-offset-y="0.254cm" draw:shadow-color="#000000" loext:shadow-blur="0.141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fill-color="#ffffff" draw:opacity="5%" draw:shadow="hidden" draw:shadow-offset-x="0.051cm" draw:shadow-offset-y="0.051cm" draw:shadow-opacity="5%" loext:shadow-blur="0.035cm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stroke="none"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stroke="none"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age" style:family="graphic">
      <style:graphic-properties draw:stroke="none"/>
    </style:style>
    <style:style style:name="Shadowed_20_Title" style:display-name="Shadowed Title" style:family="graphic" style:parent-style-name="standard">
      <style:graphic-properties draw:stroke="none" draw:fill="none" draw:shadow="visi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5T23:15:22.637888281</meta:creation-date>
    <dc:date>2022-08-03T01:24:15.440567956</dc:date>
    <meta:editing-duration>P2DT5H52M46S</meta:editing-duration>
    <meta:editing-cycles>136</meta:editing-cycles>
    <meta:generator>LibreOffice/7.3.4.2$Linux_X86_64 LibreOffice_project/30$Build-2</meta:generator>
    <meta:document-statistic meta:object-count="88"/>
  </office:meta>
</office:document-meta>
</file>